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30000014E66C59F7EF58942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368cm" fo:min-width="2.894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xml:id="id2" draw:id="id2" draw:layer="layout" svg:width="5.422cm" svg:height="5.899cm" svg:x="7.978cm" svg:y="11.701cm">
          <draw:image xlink:href="Pictures/10000201000001330000014E66C59F7EF58942D6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Usuario <text:s text:c="6"/></text:p>
          </draw:image>
        </draw:frame>
        <draw:custom-shape draw:style-name="gr2" draw:text-style-name="P1" xml:id="id1" draw:id="id1" draw:layer="layout" svg:width="4.8cm" svg:height="3.7cm" svg:x="2cm" svg:y="5.7cm">
          <text:p text:style-name="P1">Crear </text:p>
          <text:p text:style-name="P1">Applica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4.8cm" svg:height="3.7cm" svg:x="14.3cm" svg:y="5.9cm">
          <text:p text:style-name="P1">Eliminar</text:p>
          <text:p text:style-name="P1">Aplicac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.8cm" svg:height="3.7cm" svg:x="8.3cm" svg:y="5.9cm">
          <text:p text:style-name="P1">Listar </text:p>
          <text:p text:style-name="P1">Aplicac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4cm" svg:y1="9.4cm" svg:x2="7.978cm" svg:y2="14.65cm" draw:start-shape="id1" draw:start-glue-point="8" draw:end-shape="id2" draw:end-glue-point="3" svg:d="M4400 9400v5250h3578" svg:viewBox="0 0 3579 5251">
          <text:p/>
        </draw:connector>
        <draw:connector draw:style-name="gr3" draw:text-style-name="P1" draw:layer="layout" svg:x1="10.7cm" svg:y1="9.6cm" svg:x2="10.689cm" svg:y2="11.701cm" draw:start-shape="id3" draw:end-shape="id2" svg:d="M10700 9600v1052h-11v1049" svg:viewBox="0 0 12 2102">
          <text:p/>
        </draw:connector>
        <draw:connector draw:style-name="gr3" draw:text-style-name="P1" draw:layer="layout" svg:x1="16.7cm" svg:y1="9.6cm" svg:x2="13.4cm" svg:y2="14.65cm" draw:start-shape="id4" draw:start-glue-point="8" draw:end-shape="id2" draw:end-glue-point="1" svg:d="M16700 9600v5050h-3300" svg:viewBox="0 0 3301 5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19:03:11.743184384</meta:creation-date>
    <dc:date>2017-04-03T19:05:34.277530805</dc:date>
    <meta:editing-duration>PT2M22S</meta:editing-duration>
    <meta:editing-cycles>2</meta:editing-cycles>
    <meta:generator>LibreOffice/5.1.6.2$Linux_X86_64 LibreOffice_project/10m0$Build-2</meta:generator>
    <meta:document-statistic meta:object-count="7"/>
  </office:meta>
</office:document-meta>
</file>